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243" officeooo:paragraph-rsid="0013d453" fo:background-color="transparent"/>
    </style:style>
    <style:style style:name="P2" style:family="paragraph" style:parent-style-name="Standard">
      <style:text-properties fo:font-weight="bold" officeooo:rsid="0011e243" officeooo:paragraph-rsid="0013d453" fo:background-color="transparent" style:font-weight-asian="bold" style:font-weight-complex="bold"/>
    </style:style>
    <style:style style:name="P3" style:family="paragraph" style:parent-style-name="Standard">
      <style:text-properties fo:background-color="#000000"/>
    </style:style>
    <style:style style:name="T1" style:family="text">
      <style:text-properties fo:background-color="#000000" loext:char-shading-value="0"/>
    </style:style>
    <style:style style:name="T2" style:family="text">
      <style:text-properties fo:background-color="#00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ndom Password Generator</text:p>
      <text:p text:style-name="P1">This code snippet generates a random password based on user-defined length requirements. The generated password includes a combination of uppercase letters, lowercase letters, digits, and symbols.</text:p>
      <text:p text:style-name="P1"/>
      <text:p text:style-name="P2">Libraries Used</text:p>
      <text:p text:style-name="P1">random: For generating random characters.</text:p>
      <text:p text:style-name="P1">string: For accessing character categories.</text:p>
      <text:p text:style-name="P1">How the Code Works</text:p>
      <text:p text:style-name="P1">Import the necessary libraries: random and string.</text:p>
      <text:p text:style-name="P1"/>
      <text:p text:style-name="P1">Define the function generate_password() to generate the random password.</text:p>
      <text:p text:style-name="P1"/>
      <text:p text:style-name="P1">Inside the generate_password() function:</text:p>
      <text:p text:style-name="P1"/>
      <text:p text:style-name="P1">Create a string password by combining the character categories from string.ascii_letters, string.digits, and string.punctuation.</text:p>
      <text:p text:style-name="P1">Prompt the user to enter the desired length of the password.</text:p>
      <text:p text:style-name="P1">If the entered length is less than 8, set it to 8 as the minimum length requirement.</text:p>
      <text:p text:style-name="P1">If the entered length exceeds 90, display an error message stating the maximum length limit.</text:p>
      <text:p text:style-name="P1">Generate the password by randomly selecting characters from the password string using random.choice() and concatenating them to form the desired length.</text:p>
      <text:p text:style-name="P1">Print the generated password.</text:p>
      <text:p text:style-name="P1">Call the generate_password() function to generate and display a random password based on the user's specifications.</text:p>
      <text:p text:style-name="Standard"/>
      <text:p text:style-name="Standard"># importing all the necessary modules</text:p>
      <text:p text:style-name="P3">import random<text:tab/><text:tab/><text:tab/><text:tab/><text:tab/><text:tab/><text:tab/><text:tab/><text:tab/><text:tab/><text:tab/><text:tab/></text:p>
      <text:p text:style-name="P3">import string<text:tab/><text:tab/><text:tab/><text:tab/><text:tab/><text:tab/><text:tab/><text:tab/><text:tab/><text:tab/><text:tab/><text:tab/><text:tab/></text:p>
      <text:p text:style-name="Standard"/>
      <text:p text:style-name="P3">print('---Welcome to my password generator---')<text:tab/><text:tab/><text:tab/><text:tab/><text:tab/><text:tab/><text:tab/><text:tab/></text:p>
      <text:p text:style-name="Standard"/>
      <text:p text:style-name="Standard"># the function that will do all the processes</text:p>
      <text:p text:style-name="P3">def generate_password():<text:tab/><text:tab/><text:tab/><text:tab/><text:tab/><text:tab/><text:tab/><text:tab/><text:tab/><text:tab/><text:tab/></text:p>
      <text:p text:style-name="Standard"><text:s text:c="4"/>"""</text:p>
      <text:p text:style-name="Standard"><text:s text:c="4"/>This function generates a random password based on user input.</text:p>
      <text:p text:style-name="Standard"/>
      <text:p text:style-name="Standard"><text:s text:c="4"/>Returns:</text:p>
      <text:p text:style-name="Standard"><text:s text:c="8"/>str: The generated password.</text:p>
      <text:p text:style-name="Standard"><text:s text:c="4"/>"""</text:p>
      <text:p text:style-name="Standard"/>
      <text:p text:style-name="Standard"><text:s text:c="4"/># Define the pool of characters for the password</text:p>
      <text:p text:style-name="Standard"><text:span text:style-name="T2"><text:s text:c="4"/>password = string.ascii_letters + string.digits + string.punctuation<text:tab/><text:tab/><text:tab/><text:tab/><text:tab/></text:span></text:p>
      <text:p text:style-name="Standard"/>
      <text:p text:style-name="Standard"><text:s text:c="4"/># Prompt the user to enter the length of the password</text:p>
      <text:p text:style-name="P3"><text:s text:c="4"/>length = int(input("Enter the length of the password: "))<text:tab/><text:tab/><text:tab/><text:tab/><text:tab/><text:tab/><text:tab/></text:p>
      <text:p text:style-name="Standard"/>
      <text:p text:style-name="Standard"><text:s text:c="4"/># Validate the password length</text:p>
      <text:p text:style-name="P3"><text:s text:c="4"/>if length &lt; 8:<text:tab/><text:tab/><text:tab/><text:tab/><text:tab/><text:tab/><text:tab/><text:tab/><text:tab/><text:tab/><text:tab/><text:tab/></text:p>
      <text:p text:style-name="Standard"><text:s text:c="8"/># If the length is less than 8, set it to 8 and inform the user</text:p>
      <text:p text:style-name="P3"><text:s text:c="8"/>length = 8<text:tab/><text:tab/><text:tab/><text:tab/><text:tab/><text:tab/><text:tab/><text:tab/><text:tab/><text:tab/><text:tab/><text:tab/></text:p>
      <text:p text:style-name="P3"><text:s text:c="8"/>print('Your password must be at least 8 characters.')<text:tab/><text:tab/><text:tab/><text:tab/><text:tab/><text:tab/><text:tab/></text:p>
      <text:p text:style-name="P3"><text:soft-page-break/><text:s text:c="8"/>return generate_password()<text:tab/><text:tab/><text:tab/><text:tab/><text:tab/><text:tab/><text:tab/><text:tab/><text:tab/><text:tab/></text:p>
      <text:p text:style-name="Standard"/>
      <text:p text:style-name="Standard"><text:s/><text:span text:style-name="T2"><text:s text:c="3"/>elif length &gt; 90:<text:tab/><text:tab/><text:tab/><text:tab/><text:tab/><text:tab/><text:tab/><text:tab/><text:tab/><text:tab/><text:tab/><text:tab/></text:span></text:p>
      <text:p text:style-name="Standard"><text:s text:c="8"/># If the length is greater than 90, prompt the user to enter a valid length</text:p>
      <text:p text:style-name="P3"><text:s text:c="8"/>print("Password length must be less than 90 characters.")<text:tab/><text:tab/><text:tab/><text:tab/><text:tab/><text:tab/></text:p>
      <text:p text:style-name="P3"><text:s text:c="8"/>return generate_password()<text:tab/><text:tab/><text:tab/><text:tab/><text:tab/><text:tab/><text:tab/><text:tab/><text:tab/><text:tab/></text:p>
      <text:p text:style-name="Standard"/>
      <text:p text:style-name="P3"><text:s text:c="4"/>else:<text:tab/><text:tab/><text:tab/><text:tab/><text:tab/><text:tab/><text:tab/><text:tab/><text:tab/><text:tab/><text:tab/><text:tab/><text:tab/><text:tab/></text:p>
      <text:p text:style-name="Standard"><text:s text:c="8"/># Generate the password by randomly selecting characters from the password pool</text:p>
      <text:p text:style-name="P3"><text:s text:c="8"/>generated_password = ''.join(random.choice(password) for _ in range(length))<text:tab/><text:tab/><text:tab/></text:p>
      <text:p text:style-name="P3"><text:s text:c="8"/>print('The password:', generated_password)<text:tab/><text:tab/><text:tab/><text:tab/><text:tab/><text:tab/><text:tab/><text:tab/></text:p>
      <text:p text:style-name="Standard"/>
      <text:p text:style-name="Standard"># Call the function to generate the password</text:p>
      <text:p text:style-name="P3">generate_password()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9:29:30.854117957</meta:creation-date>
    <dc:date>2023-05-17T22:26:52.182499974</dc:date>
    <meta:editing-duration>PT6M7S</meta:editing-duration>
    <meta:editing-cycles>2</meta:editing-cycles>
    <meta:generator>LibreOffice/7.5.2.2$Linux_X86_64 LibreOffice_project/50$Build-2</meta:generator>
    <meta:document-statistic meta:table-count="0" meta:image-count="0" meta:object-count="0" meta:page-count="2" meta:paragraph-count="47" meta:word-count="344" meta:character-count="2602" meta:non-whitespace-character-count="2009"/>
  </office:meta>
</office:document-meta>
</file>